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Form_20_Yanıtları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Yanıtları 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Zaman damgası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ptitude (motivation) score</text:p>
          </table:table-cell>
          <table:table-cell table:style-name="ce1" office:value-type="string" calcext:value-type="string">
            <text:p>performance (academic) score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nationality (completely optional, added on request from multiple people)</text:p>
          </table:table-cell>
          <table:table-cell table:style-name="ce1" office:value-type="string" calcext:value-type="string">
            <text:p>gender (completely optional, added on request from multiple people)</text:p>
          </table:table-cell>
          <table:table-cell table:style-name="ce1" office:value-type="string" calcext:value-type="string">
            <text:p>name (leave empty if you wish not to share)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10:22.999" calcext:value-type="date">
            <text:p>4/15/2024 0:10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.3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girl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17:38.948" calcext:value-type="date">
            <text:p>4/15/2024 0:17:3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09</text:p>
          </table:table-cell>
          <table:table-cell table:style-name="ce3" office:value-type="string" calcext:value-type="string">
            <text:p>5.9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i dont identify as either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18:25.301" calcext:value-type="date">
            <text:p>4/15/2024 0:18:2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18:35.081" calcext:value-type="date">
            <text:p>4/15/2024 0:18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27</text:p>
          </table:table-cell>
          <table:table-cell table:style-name="ce3" office:value-type="string" calcext:value-type="string">
            <text:p>6.9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18:48.704" calcext:value-type="date">
            <text:p>4/15/2024 0:18:4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7.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Lars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0:05.609" calcext:value-type="date">
            <text:p>4/15/2024 0:20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9.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Amit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0:44.715" calcext:value-type="date">
            <text:p>4/15/2024 0:20:4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45</text:p>
          </table:table-cell>
          <table:table-cell table:style-name="ce3" office:value-type="string" calcext:value-type="string">
            <text:p>7.9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20:50.238" calcext:value-type="date">
            <text:p>4/15/2024 0:20:5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4.36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girl</text:p>
          </table:table-cell>
          <table:table-cell table:style-name="ce3" office:value-type="string" calcext:value-type="string">
            <text:p>Chloé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1:39.589" calcext:value-type="date">
            <text:p>4/15/2024 0:21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6.8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:)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2:55.961" calcext:value-type="date">
            <text:p>4/15/2024 0:22:5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7.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23:11.069" calcext:value-type="date">
            <text:p>4/15/2024 0:23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6.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25:49.296" calcext:value-type="date">
            <text:p>4/15/2024 0:25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78</text:p>
          </table:table-cell>
          <table:table-cell table:style-name="ce3" office:value-type="string" calcext:value-type="string">
            <text:p>8.4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Jaume Alcón Llosad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5:55.944" calcext:value-type="date">
            <text:p>4/15/2024 0:25:5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46</text:p>
          </table:table-cell>
          <table:table-cell table:style-name="ce3" office:value-type="string" calcext:value-type="string">
            <text:p>2.56</text:p>
          </table:table-cell>
          <table:table-cell table:style-name="ce3" office:value-type="float" office:value="1925" calcext:value-type="float">
            <text:p>19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26:52.958" calcext:value-type="date">
            <text:p>4/15/2024 0:26:5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7.3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27:41.56" calcext:value-type="date">
            <text:p>4/15/2024 0:27:4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91</text:p>
          </table:table-cell>
          <table:table-cell table:style-name="ce3" office:value-type="string" calcext:value-type="string">
            <text:p>7.8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Bram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8:42.785" calcext:value-type="date">
            <text:p>4/15/2024 0:28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José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29:04.349" calcext:value-type="date">
            <text:p>4/15/2024 0:29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5.5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4-04-15T00:31:04.61" calcext:value-type="date">
            <text:p>4/15/2024 0:31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6.14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32:19.689" calcext:value-type="date">
            <text:p>4/15/2024 0:32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8.32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32:42.12" calcext:value-type="date">
            <text:p>4/15/2024 0:32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43</text:p>
          </table:table-cell>
          <table:table-cell table:style-name="ce3" office:value-type="string" calcext:value-type="string">
            <text:p>5.91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2"/>
          <table:table-cell table:style-name="ce3" office:value-type="string" calcext:value-type="string">
            <text:p>Jasper Van der Veke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32:53.295" calcext:value-type="date">
            <text:p>4/15/2024 0:32:5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4.75</text:p>
          </table:table-cell>
          <table:table-cell table:style-name="ce3"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32:57.642" calcext:value-type="date">
            <text:p>4/15/2024 0:32:5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8.17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2"/>
          <table:table-cell table:style-name="ce3" office:value-type="string" calcext:value-type="string">
            <text:p>Jake Hekstra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32:59.999" calcext:value-type="date">
            <text:p>4/15/2024 0:32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12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33:33.335" calcext:value-type="date">
            <text:p>4/15/2024 0:33:3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41</text:p>
          </table:table-cell>
          <table:table-cell table:style-name="ce3" office:value-type="string" calcext:value-type="string">
            <text:p>8.65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/>
          <table:table-cell table:style-name="ce3" office:value-type="string" calcext:value-type="string">
            <text:p>Noname Provided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33:39.948" calcext:value-type="date">
            <text:p>4/15/2024 0:33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6.8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33:39.533" calcext:value-type="date">
            <text:p>4/15/2024 0:33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25</text:p>
          </table:table-cell>
          <table:table-cell table:style-name="ce3" office:value-type="string" calcext:value-type="string">
            <text:p>7.04</text:p>
          </table:table-cell>
          <table:table-cell table:style-name="ce3" office:value-type="float" office:value="549" calcext:value-type="float">
            <text:p>549</text:p>
          </table:table-cell>
          <table:table-cell table:number-columns-repeated="2"/>
          <table:table-cell table:style-name="ce3" office:value-type="string" calcext:value-type="string">
            <text:p>Pedro Hernández 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35:19.903" calcext:value-type="date">
            <text:p>4/15/2024 0:35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8.26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/>
          <table:table-cell table:style-name="ce3" office:value-type="string" calcext:value-type="string">
            <text:p>Tudor Safir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44:50.267" calcext:value-type="date">
            <text:p>4/15/2024 0:44:5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16</text:p>
          </table:table-cell>
          <table:table-cell table:style-name="ce3" office:value-type="string" calcext:value-type="string">
            <text:p>7.2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/>
          <table:table-cell table:style-name="ce3" office:value-type="string" calcext:value-type="string">
            <text:p>Jakub Balewicz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45:22.39" calcext:value-type="date">
            <text:p>4/15/2024 0:45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6.46</text:p>
          </table:table-cell>
          <table:table-cell table:style-name="ce3"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45:25.549" calcext:value-type="date">
            <text:p>4/15/2024 0:45:2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2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/>
          <table:table-cell table:style-name="ce3" office:value-type="string" calcext:value-type="string">
            <text:p>Jakub Balewicz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45:43.454" calcext:value-type="date">
            <text:p>4/15/2024 0:45:4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4.45</text:p>
          </table:table-cell>
          <table:table-cell table:style-name="ce3"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50:22.272" calcext:value-type="date">
            <text:p>4/15/2024 0:50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7.80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/>
          <table:table-cell table:style-name="ce3" office:value-type="string" calcext:value-type="string">
            <text:p>Leyre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51:20.495" calcext:value-type="date">
            <text:p>4/15/2024 0:51:2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7.14</text:p>
          </table:table-cell>
          <table:table-cell table:style-name="ce3" office:value-type="float" office:value="581" calcext:value-type="float">
            <text:p>5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52:29.474" calcext:value-type="date">
            <text:p>4/15/2024 0:52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5.30</text:p>
          </table:table-cell>
          <table:table-cell table:style-name="ce3"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0:52:36.92" calcext:value-type="date">
            <text:p>4/15/2024 0:52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7.44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/>
          <table:table-cell table:style-name="ce3" office:value-type="string" calcext:value-type="string">
            <text:p>Soufia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56:09.02" calcext:value-type="date">
            <text:p>4/15/2024 0:56:0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6.54</text:p>
          </table:table-cell>
          <table:table-cell table:style-name="ce3" office:value-type="float" office:value="408" calcext:value-type="float">
            <text:p>408</text:p>
          </table:table-cell>
          <table:table-cell table:number-columns-repeated="2"/>
          <table:table-cell table:style-name="ce3" office:value-type="string" calcext:value-type="string">
            <text:p>Alfonso 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58:02.168" calcext:value-type="date">
            <text:p>4/15/2024 0:58:0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57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2"/>
          <table:table-cell table:style-name="ce3" office:value-type="string" calcext:value-type="string">
            <text:p>Savage granny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58:35.341" calcext:value-type="date">
            <text:p>4/15/2024 0:58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8.23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0:19.763" calcext:value-type="date">
            <text:p>4/15/2024 1:00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7.98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2:23.238" calcext:value-type="date">
            <text:p>4/15/2024 1:02: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2:42.638" calcext:value-type="date">
            <text:p>4/15/2024 1:02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75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2:44.667" calcext:value-type="date">
            <text:p>4/15/2024 1:02:4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44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2:59.408" calcext:value-type="date">
            <text:p>4/15/2024 1:02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3:06.417" calcext:value-type="date">
            <text:p>4/15/2024 1:03:0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27</text:p>
          </table:table-cell>
          <table:table-cell table:style-name="ce3" office:value-type="string" calcext:value-type="string">
            <text:p>8.26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/>
          <table:table-cell table:style-name="ce3" office:value-type="string" calcext:value-type="string">
            <text:p>Toby van Berge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1:03:17.063" calcext:value-type="date">
            <text:p>4/15/2024 1:03:1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6.91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3:27.709" calcext:value-type="date">
            <text:p>4/15/2024 1:03:2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7.2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"/>
          <table:table-cell table:style-name="ce3" office:value-type="string" calcext:value-type="string">
            <text:p>Devon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1:04:11.624" calcext:value-type="date">
            <text:p>4/15/2024 1:04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1</text:p>
          </table:table-cell>
          <table:table-cell table:style-name="ce3" office:value-type="string" calcext:value-type="string">
            <text:p>6.67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4:11.84" calcext:value-type="date">
            <text:p>4/15/2024 1:04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7.07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8:04.837" calcext:value-type="date">
            <text:p>4/15/2024 1:08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09:39.844" calcext:value-type="date">
            <text:p>4/15/2024 1:09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47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/>
          <table:table-cell table:style-name="ce3" office:value-type="string" calcext:value-type="string">
            <text:p>Irina C.C.🫶🏻🩷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1:10:07.666" calcext:value-type="date">
            <text:p>4/15/2024 1:10:0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10:37.838" calcext:value-type="date">
            <text:p>4/15/2024 1:10:3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25</text:p>
          </table:table-cell>
          <table:table-cell table:style-name="ce3" office:value-type="string" calcext:value-type="string">
            <text:p>6.88</text:p>
          </table:table-cell>
          <table:table-cell table:style-name="ce3"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38:45.69" calcext:value-type="date">
            <text:p>4/15/2024 1:38:4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1.87</text:p>
          </table:table-cell>
          <table:table-cell table:style-name="ce3" office:value-type="string" calcext:value-type="string">
            <text:p>8.83</text:p>
          </table:table-cell>
          <table:table-cell table:style-name="ce3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40:52.385" calcext:value-type="date">
            <text:p>4/15/2024 1:40:5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5.65</text:p>
          </table:table-cell>
          <table:table-cell table:style-name="ce3" office:value-type="float" office:value="804" calcext:value-type="float">
            <text:p>8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41:49.29" calcext:value-type="date">
            <text:p>4/15/2024 1:41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09</text:p>
          </table:table-cell>
          <table:table-cell table:style-name="ce3" office:value-type="string" calcext:value-type="string">
            <text:p>6.96</text:p>
          </table:table-cell>
          <table:table-cell table:style-name="ce3"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46:29.587" calcext:value-type="date">
            <text:p>4/15/2024 1:46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25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2"/>
          <table:table-cell table:style-name="ce3" office:value-type="string" calcext:value-type="string">
            <text:p>Andrei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1:55:05.992" calcext:value-type="date">
            <text:p>4/15/2024 1:55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5.11</text:p>
          </table:table-cell>
          <table:table-cell table:style-name="ce3" office:value-type="float" office:value="1321" calcext:value-type="float">
            <text:p>13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1:57:03.883" calcext:value-type="date">
            <text:p>4/15/2024 1:57:0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77</text:p>
          </table:table-cell>
          <table:table-cell table:style-name="ce3" office:value-type="string" calcext:value-type="string">
            <text:p>7.88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2"/>
          <table:table-cell table:style-name="ce3" office:value-type="string" calcext:value-type="string">
            <text:p>scott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2:02:10.392" calcext:value-type="date">
            <text:p>4/15/2024 2:02:1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2.66</text:p>
          </table:table-cell>
          <table:table-cell table:style-name="ce3" office:value-type="string" calcext:value-type="string">
            <text:p>5.75</text:p>
          </table:table-cell>
          <table:table-cell table:style-name="ce3" office:value-type="float" office:value="1384" calcext:value-type="float">
            <text:p>13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2:04:08.251" calcext:value-type="date">
            <text:p>4/15/2024 2:04:0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62</text:p>
          </table:table-cell>
          <table:table-cell table:style-name="ce3" office:value-type="string" calcext:value-type="string">
            <text:p>6.84</text:p>
          </table:table-cell>
          <table:table-cell table:style-name="ce3" office:value-type="float" office:value="756" calcext:value-type="float">
            <text:p>756</text:p>
          </table:table-cell>
          <table:table-cell table:number-columns-repeated="2"/>
          <table:table-cell table:style-name="ce3" office:value-type="string" calcext:value-type="string">
            <text:p>Theo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2:04:15.53" calcext:value-type="date">
            <text:p>4/15/2024 2:04:1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05</text:p>
          </table:table-cell>
          <table:table-cell table:style-name="ce3" office:value-type="string" calcext:value-type="string">
            <text:p>6.06</text:p>
          </table:table-cell>
          <table:table-cell table:style-name="ce3" office:value-type="float" office:value="695" calcext:value-type="float">
            <text:p>6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2:07:11.481" calcext:value-type="date">
            <text:p>4/15/2024 2:07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4-04-15T02:11:44.998" calcext:value-type="date">
            <text:p>4/15/2024 2:11:4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7.77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/>
          <table:table-cell table:style-name="ce3" office:value-type="string" calcext:value-type="string">
            <text:p>Cricket</text:p>
          </table:table-cell>
          <table:table-cell table:number-columns-repeated="1016"/>
        </table:table-row>
        <table:table-row table:style-name="ro2" table:number-rows-repeated="1048505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02:17:26.652407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Yanıtları_20_1" style:display-name="PageStyle_Form Yanıtları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dc:date>2024-04-15T02:24:27.453470701</dc:date>
    <meta:editing-duration>PT7M1S</meta:editing-duration>
    <meta:editing-cycles>2</meta:editing-cycles>
    <meta:document-statistic meta:table-count="1" meta:cell-count="380" meta:object-count="0"/>
  </office:meta>
</office:document-meta>
</file>